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v_sto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DFERM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entroid_lat</text:p>
          </table:table-cell>
          <table:table-cell office:value-type="string" calcext:value-type="string">
            <text:p>centroid_l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54855.83" calcext:value-type="float">
            <text:p>754855.83</text:p>
          </table:table-cell>
          <table:table-cell office:value-type="float" office:value="5044706.95" calcext:value-type="float">
            <text:p>5044706.95</text:p>
          </table:table-cell>
          <table:table-cell office:value-type="float" office:value="45.5092829855662" calcext:value-type="float">
            <text:p>45.5092829855662</text:p>
          </table:table-cell>
          <table:table-cell office:value-type="float" office:value="12.2626449899242" calcext:value-type="float">
            <text:p>12.262644989924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56441.67" calcext:value-type="float">
            <text:p>756441.67</text:p>
          </table:table-cell>
          <table:table-cell office:value-type="float" office:value="5045039.94" calcext:value-type="float">
            <text:p>5045039.94</text:p>
          </table:table-cell>
          <table:table-cell office:value-type="float" office:value="45.5116940096194" calcext:value-type="float">
            <text:p>45.5116940096194</text:p>
          </table:table-cell>
          <table:table-cell office:value-type="float" office:value="12.2830874982462" calcext:value-type="float">
            <text:p>12.283087498246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56406.93" calcext:value-type="float">
            <text:p>756406.93</text:p>
          </table:table-cell>
          <table:table-cell office:value-type="float" office:value="5044846.62" calcext:value-type="float">
            <text:p>5044846.62</text:p>
          </table:table-cell>
          <table:table-cell office:value-type="float" office:value="45.5099695477301" calcext:value-type="float">
            <text:p>45.5099695477301</text:p>
          </table:table-cell>
          <table:table-cell office:value-type="float" office:value="12.2825423777994" calcext:value-type="float">
            <text:p>12.28254237779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56403.38" calcext:value-type="float">
            <text:p>756403.38</text:p>
          </table:table-cell>
          <table:table-cell office:value-type="float" office:value="5044626.75" calcext:value-type="float">
            <text:p>5044626.75</text:p>
          </table:table-cell>
          <table:table-cell office:value-type="float" office:value="45.5079950285127" calcext:value-type="float">
            <text:p>45.5079950285127</text:p>
          </table:table-cell>
          <table:table-cell office:value-type="float" office:value="12.2823820362725" calcext:value-type="float">
            <text:p>12.28238203627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56417.85" calcext:value-type="float">
            <text:p>756417.85</text:p>
          </table:table-cell>
          <table:table-cell office:value-type="float" office:value="5044351.48" calcext:value-type="float">
            <text:p>5044351.48</text:p>
          </table:table-cell>
          <table:table-cell office:value-type="float" office:value="45.5055160405561" calcext:value-type="float">
            <text:p>45.5055160405561</text:p>
          </table:table-cell>
          <table:table-cell office:value-type="float" office:value="12.2824230408768" calcext:value-type="float">
            <text:p>12.282423040876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54426.09" calcext:value-type="float">
            <text:p>754426.09</text:p>
          </table:table-cell>
          <table:table-cell office:value-type="float" office:value="5044644.31" calcext:value-type="float">
            <text:p>5044644.31</text:p>
          </table:table-cell>
          <table:table-cell office:value-type="float" office:value="45.5088769818935" calcext:value-type="float">
            <text:p>45.5088769818935</text:p>
          </table:table-cell>
          <table:table-cell office:value-type="float" office:value="12.2571199472142" calcext:value-type="float">
            <text:p>12.257119947214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54325.44" calcext:value-type="float">
            <text:p>754325.44</text:p>
          </table:table-cell>
          <table:table-cell office:value-type="float" office:value="5044606.73" calcext:value-type="float">
            <text:p>5044606.73</text:p>
          </table:table-cell>
          <table:table-cell office:value-type="float" office:value="45.5085759788901" calcext:value-type="float">
            <text:p>45.5085759788901</text:p>
          </table:table-cell>
          <table:table-cell office:value-type="float" office:value="12.2558140468199" calcext:value-type="float">
            <text:p>12.255814046819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54702.37" calcext:value-type="float">
            <text:p>754702.37</text:p>
          </table:table-cell>
          <table:table-cell office:value-type="float" office:value="5044497.85" calcext:value-type="float">
            <text:p>5044497.85</text:p>
          </table:table-cell>
          <table:table-cell office:value-type="float" office:value="45.5074599670408" calcext:value-type="float">
            <text:p>45.5074599670408</text:p>
          </table:table-cell>
          <table:table-cell office:value-type="float" office:value="12.2605750011596" calcext:value-type="float">
            <text:p>12.260575001159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55550.81" calcext:value-type="float">
            <text:p>755550.81</text:p>
          </table:table-cell>
          <table:table-cell office:value-type="float" office:value="5045343.67" calcext:value-type="float">
            <text:p>5045343.67</text:p>
          </table:table-cell>
          <table:table-cell office:value-type="float" office:value="45.5147504990505" calcext:value-type="float">
            <text:p>45.5147504990505</text:p>
          </table:table-cell>
          <table:table-cell office:value-type="float" office:value="12.27185937103" calcext:value-type="float">
            <text:p>12.2718593710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55598.71" calcext:value-type="float">
            <text:p>755598.71</text:p>
          </table:table-cell>
          <table:table-cell office:value-type="float" office:value="5045311.74" calcext:value-type="float">
            <text:p>5045311.74</text:p>
          </table:table-cell>
          <table:table-cell office:value-type="float" office:value="45.5144460054984" calcext:value-type="float">
            <text:p>45.5144460054984</text:p>
          </table:table-cell>
          <table:table-cell office:value-type="float" office:value="12.2724549868679" calcext:value-type="float">
            <text:p>12.272454986867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55311.35" calcext:value-type="float">
            <text:p>755311.35</text:p>
          </table:table-cell>
          <table:table-cell office:value-type="float" office:value="5045438.57" calcext:value-type="float">
            <text:p>5045438.57</text:p>
          </table:table-cell>
          <table:table-cell office:value-type="float" office:value="45.5156910358892" calcext:value-type="float">
            <text:p>45.5156910358892</text:p>
          </table:table-cell>
          <table:table-cell office:value-type="float" office:value="12.2688479794891" calcext:value-type="float">
            <text:p>12.268847979489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55268.83" calcext:value-type="float">
            <text:p>755268.83</text:p>
          </table:table-cell>
          <table:table-cell office:value-type="float" office:value="5045453.08" calcext:value-type="float">
            <text:p>5045453.08</text:p>
          </table:table-cell>
          <table:table-cell office:value-type="float" office:value="45.5158369978421" calcext:value-type="float">
            <text:p>45.5158369978421</text:p>
          </table:table-cell>
          <table:table-cell office:value-type="float" office:value="12.2683120281395" calcext:value-type="float">
            <text:p>12.268312028139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54376.71" calcext:value-type="float">
            <text:p>754376.71</text:p>
          </table:table-cell>
          <table:table-cell office:value-type="float" office:value="5045904.52" calcext:value-type="float">
            <text:p>5045904.52</text:p>
          </table:table-cell>
          <table:table-cell office:value-type="float" office:value="45.5202199372396" calcext:value-type="float">
            <text:p>45.5202199372396</text:p>
          </table:table-cell>
          <table:table-cell office:value-type="float" office:value="12.2571427687901" calcext:value-type="float">
            <text:p>12.257142768790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55159.62" calcext:value-type="float">
            <text:p>755159.62</text:p>
          </table:table-cell>
          <table:table-cell office:value-type="float" office:value="5045149.4" calcext:value-type="float">
            <text:p>5045149.4</text:p>
          </table:table-cell>
          <table:table-cell office:value-type="float" office:value="45.5131479644705" calcext:value-type="float">
            <text:p>45.5131479644705</text:p>
          </table:table-cell>
          <table:table-cell office:value-type="float" office:value="12.2667579870922" calcext:value-type="float">
            <text:p>12.266757987092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55144.62" calcext:value-type="float">
            <text:p>755144.62</text:p>
          </table:table-cell>
          <table:table-cell office:value-type="float" office:value="5045133.44" calcext:value-type="float">
            <text:p>5045133.44</text:p>
          </table:table-cell>
          <table:table-cell office:value-type="float" office:value="45.5130100292331" calcext:value-type="float">
            <text:p>45.5130100292331</text:p>
          </table:table-cell>
          <table:table-cell office:value-type="float" office:value="12.2665579530582" calcext:value-type="float">
            <text:p>12.266557953058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54318.98" calcext:value-type="float">
            <text:p>754318.98</text:p>
          </table:table-cell>
          <table:table-cell office:value-type="float" office:value="5045118.68" calcext:value-type="float">
            <text:p>5045118.68</text:p>
          </table:table-cell>
          <table:table-cell office:value-type="float" office:value="45.5131790070425" calcext:value-type="float">
            <text:p>45.5131790070425</text:p>
          </table:table-cell>
          <table:table-cell office:value-type="float" office:value="12.2559970312368" calcext:value-type="float">
            <text:p>12.255997031236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54355.21" calcext:value-type="float">
            <text:p>754355.21</text:p>
          </table:table-cell>
          <table:table-cell office:value-type="float" office:value="5045176.34" calcext:value-type="float">
            <text:p>5045176.34</text:p>
          </table:table-cell>
          <table:table-cell office:value-type="float" office:value="45.5136839569667" calcext:value-type="float">
            <text:p>45.5136839569667</text:p>
          </table:table-cell>
          <table:table-cell office:value-type="float" office:value="12.2564900392439" calcext:value-type="float">
            <text:p>12.256490039243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55062" calcext:value-type="float">
            <text:p>755062</text:p>
          </table:table-cell>
          <table:table-cell office:value-type="float" office:value="5044895.16" calcext:value-type="float">
            <text:p>5044895.16</text:p>
          </table:table-cell>
          <table:table-cell office:value-type="float" office:value="45.5108989573915" calcext:value-type="float">
            <text:p>45.5108989573915</text:p>
          </table:table-cell>
          <table:table-cell office:value-type="float" office:value="12.2653779542397" calcext:value-type="float">
            <text:p>12.265377954239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55055.17" calcext:value-type="float">
            <text:p>755055.17</text:p>
          </table:table-cell>
          <table:table-cell office:value-type="float" office:value="5044899.78" calcext:value-type="float">
            <text:p>5044899.78</text:p>
          </table:table-cell>
          <table:table-cell office:value-type="float" office:value="45.510942973045" calcext:value-type="float">
            <text:p>45.510942973045</text:p>
          </table:table-cell>
          <table:table-cell office:value-type="float" office:value="12.2652930609077" calcext:value-type="float">
            <text:p>12.265293060907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55156.74" calcext:value-type="float">
            <text:p>755156.74</text:p>
          </table:table-cell>
          <table:table-cell office:value-type="float" office:value="5046248.55" calcext:value-type="float">
            <text:p>5046248.55</text:p>
          </table:table-cell>
          <table:table-cell office:value-type="float" office:value="45.5230264800191" calcext:value-type="float">
            <text:p>45.5230264800191</text:p>
          </table:table-cell>
          <table:table-cell office:value-type="float" office:value="12.2672933993299" calcext:value-type="float">
            <text:p>12.267293399329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55182.69" calcext:value-type="float">
            <text:p>755182.69</text:p>
          </table:table-cell>
          <table:table-cell office:value-type="float" office:value="5045986.61" calcext:value-type="float">
            <text:p>5045986.61</text:p>
          </table:table-cell>
          <table:table-cell office:value-type="float" office:value="45.5206630714421" calcext:value-type="float">
            <text:p>45.5206630714421</text:p>
          </table:table-cell>
          <table:table-cell office:value-type="float" office:value="12.2674887378023" calcext:value-type="float">
            <text:p>12.267488737802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54375.84" calcext:value-type="float">
            <text:p>754375.84</text:p>
          </table:table-cell>
          <table:table-cell office:value-type="float" office:value="5045699.07" calcext:value-type="float">
            <text:p>5045699.07</text:p>
          </table:table-cell>
          <table:table-cell office:value-type="float" office:value="45.5183739697089" calcext:value-type="float">
            <text:p>45.5183739697089</text:p>
          </table:table-cell>
          <table:table-cell office:value-type="float" office:value="12.2570250088239" calcext:value-type="float">
            <text:p>12.257025008823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54382.9" calcext:value-type="float">
            <text:p>754382.9</text:p>
          </table:table-cell>
          <table:table-cell office:value-type="float" office:value="5045706.26" calcext:value-type="float">
            <text:p>5045706.26</text:p>
          </table:table-cell>
          <table:table-cell office:value-type="float" office:value="45.5184360069198" calcext:value-type="float">
            <text:p>45.5184360069198</text:p>
          </table:table-cell>
          <table:table-cell office:value-type="float" office:value="12.2571189897695" calcext:value-type="float">
            <text:p>12.257118989769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54273.37" calcext:value-type="float">
            <text:p>754273.37</text:p>
          </table:table-cell>
          <table:table-cell office:value-type="float" office:value="5044827.51" calcext:value-type="float">
            <text:p>5044827.51</text:p>
          </table:table-cell>
          <table:table-cell office:value-type="float" office:value="45.5105790213763" calcext:value-type="float">
            <text:p>45.5105790213763</text:p>
          </table:table-cell>
          <table:table-cell office:value-type="float" office:value="12.2552630329908" calcext:value-type="float">
            <text:p>12.255263032990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54283.94" calcext:value-type="float">
            <text:p>754283.94</text:p>
          </table:table-cell>
          <table:table-cell office:value-type="float" office:value="5044844.52" calcext:value-type="float">
            <text:p>5044844.52</text:p>
          </table:table-cell>
          <table:table-cell office:value-type="float" office:value="45.5107280287551" calcext:value-type="float">
            <text:p>45.5107280287551</text:p>
          </table:table-cell>
          <table:table-cell office:value-type="float" office:value="12.255406954306" calcext:value-type="float">
            <text:p>12.25540695430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56121.52" calcext:value-type="float">
            <text:p>756121.52</text:p>
          </table:table-cell>
          <table:table-cell office:value-type="float" office:value="5045109.64" calcext:value-type="float">
            <text:p>5045109.64</text:p>
          </table:table-cell>
          <table:table-cell office:value-type="float" office:value="45.5124380196053" calcext:value-type="float">
            <text:p>45.5124380196053</text:p>
          </table:table-cell>
          <table:table-cell office:value-type="float" office:value="12.2790319611002" calcext:value-type="float">
            <text:p>12.279031961100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56119.65" calcext:value-type="float">
            <text:p>756119.65</text:p>
          </table:table-cell>
          <table:table-cell office:value-type="float" office:value="5045101.77" calcext:value-type="float">
            <text:p>5045101.77</text:p>
          </table:table-cell>
          <table:table-cell office:value-type="float" office:value="45.5123679838287" calcext:value-type="float">
            <text:p>45.5123679838287</text:p>
          </table:table-cell>
          <table:table-cell office:value-type="float" office:value="12.2790039482532" calcext:value-type="float">
            <text:p>12.279003948253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55230.03" calcext:value-type="float">
            <text:p>755230.03</text:p>
          </table:table-cell>
          <table:table-cell office:value-type="float" office:value="5046578.2" calcext:value-type="float">
            <text:p>5046578.2</text:p>
          </table:table-cell>
          <table:table-cell office:value-type="float" office:value="45.5259620259786" calcext:value-type="float">
            <text:p>45.5259620259786</text:p>
          </table:table-cell>
          <table:table-cell office:value-type="float" office:value="12.268402068401" calcext:value-type="float">
            <text:p>12.26840206840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754846.77" calcext:value-type="float">
            <text:p>754846.77</text:p>
          </table:table-cell>
          <table:table-cell office:value-type="float" office:value="5044695.01" calcext:value-type="float">
            <text:p>5044695.01</text:p>
          </table:table-cell>
          <table:table-cell office:value-type="float" office:value="45.5091789975191" calcext:value-type="float">
            <text:p>45.5091789975191</text:p>
          </table:table-cell>
          <table:table-cell office:value-type="float" office:value="12.2625229882226" calcext:value-type="float">
            <text:p>12.262522988222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756425.64" calcext:value-type="float">
            <text:p>756425.64</text:p>
          </table:table-cell>
          <table:table-cell office:value-type="float" office:value="5044992.99" calcext:value-type="float">
            <text:p>5044992.99</text:p>
          </table:table-cell>
          <table:table-cell office:value-type="float" office:value="45.5112779965746" calcext:value-type="float">
            <text:p>45.5112779965746</text:p>
          </table:table-cell>
          <table:table-cell office:value-type="float" office:value="12.2828580584667" calcext:value-type="float">
            <text:p>12.282858058466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56395.7" calcext:value-type="float">
            <text:p>756395.7</text:p>
          </table:table-cell>
          <table:table-cell office:value-type="float" office:value="5044819.98" calcext:value-type="float">
            <text:p>5044819.98</text:p>
          </table:table-cell>
          <table:table-cell office:value-type="float" office:value="45.5097342808151" calcext:value-type="float">
            <text:p>45.5097342808151</text:p>
          </table:table-cell>
          <table:table-cell office:value-type="float" office:value="12.282384917797" calcext:value-type="float">
            <text:p>12.282384917797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756390.96" calcext:value-type="float">
            <text:p>756390.96</text:p>
          </table:table-cell>
          <table:table-cell office:value-type="float" office:value="5044601.31" calcext:value-type="float">
            <text:p>5044601.31</text:p>
          </table:table-cell>
          <table:table-cell office:value-type="float" office:value="45.5077709822112" calcext:value-type="float">
            <text:p>45.5077709822112</text:p>
          </table:table-cell>
          <table:table-cell office:value-type="float" office:value="12.2822100015963" calcext:value-type="float">
            <text:p>12.282210001596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756418.53" calcext:value-type="float">
            <text:p>756418.53</text:p>
          </table:table-cell>
          <table:table-cell office:value-type="float" office:value="5044308.17" calcext:value-type="float">
            <text:p>5044308.17</text:p>
          </table:table-cell>
          <table:table-cell office:value-type="float" office:value="45.5051265923394" calcext:value-type="float">
            <text:p>45.5051265923394</text:p>
          </table:table-cell>
          <table:table-cell office:value-type="float" office:value="12.2824090876002" calcext:value-type="float">
            <text:p>12.282409087600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754723.25" calcext:value-type="float">
            <text:p>754723.25</text:p>
          </table:table-cell>
          <table:table-cell office:value-type="float" office:value="5044482.68" calcext:value-type="float">
            <text:p>5044482.68</text:p>
          </table:table-cell>
          <table:table-cell office:value-type="float" office:value="45.5073160157083" calcext:value-type="float">
            <text:p>45.5073160157083</text:p>
          </table:table-cell>
          <table:table-cell office:value-type="float" office:value="12.2608339810981" calcext:value-type="float">
            <text:p>12.2608339810981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756701.38" calcext:value-type="float">
            <text:p>756701.38</text:p>
          </table:table-cell>
          <table:table-cell office:value-type="float" office:value="5044192.23" calcext:value-type="float">
            <text:p>5044192.23</text:p>
          </table:table-cell>
          <table:table-cell office:value-type="float" office:value="45.5039806788766" calcext:value-type="float">
            <text:p>45.5039806788766</text:p>
          </table:table-cell>
          <table:table-cell office:value-type="float" office:value="12.2859631725866" calcext:value-type="float">
            <text:p>12.2859631725866</text:p>
          </table:table-cell>
        </table:table-row>
      </table:table>
      <table:named-expressions/>
      <table:database-ranges>
        <table:database-range table:name="__Anonymous_Sheet_DB__0" table:target-range-address="actv_stops.A1:actv_stops.E3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5T16:38:57.779760311</dc:date>
    <meta:editing-duration>PT28S</meta:editing-duration>
    <meta:editing-cycles>1</meta:editing-cycles>
    <meta:document-statistic meta:table-count="1" meta:cell-count="180" meta:object-count="0"/>
    <meta:generator>LibreOffice/7.3.7.2$Linux_X86_64 LibreOffice_project/30$Build-2</meta:generator>
  </office:meta>
</office:document-meta>
</file>